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50000000452C4FDCCECC8EA0420.jpg" manifest:media-type="image/jpe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2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4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7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7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7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8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connector draw:style-name="gr9" draw:text-style-name="P7" draw:layer="layout" draw:type="line" svg:x1="5.79cm" svg:y1="2.298cm" svg:x2="15.3cm" svg:y2="2.323cm" draw:start-shape="id17" draw:start-glue-point="10" draw:end-shape="id18" draw:end-glue-point="3" svg:d="M5790 2298l9510 25" svg:viewBox="0 0 9511 26">
          <text:p/>
        </draw:connector>
        <draw:line draw:style-name="gr10" draw:text-style-name="P7" draw:layer="layout" svg:x1="1.168cm" svg:y1="10.434cm" svg:x2="24.638cm" svg:y2="10.414cm">
          <text:p/>
        </draw:line>
        <draw:frame draw:style-name="gr11" draw:text-style-name="P11" draw:layer="layout" svg:width="4.409cm" svg:height="1.673cm" svg:x="18.028cm" svg:y="9.248cm">
          <draw:text-box>
            <text:p>Co-processor</text:p>
          </draw:text-box>
        </draw:frame>
        <draw:frame draw:style-name="gr11" draw:text-style-name="P11" draw:layer="layout" svg:width="4.409cm" svg:height="1.673cm" svg:x="20.329cm" svg:y="10.749cm">
          <draw:text-box>
            <text:p>Brain</text:p>
          </draw:text-box>
        </draw:frame>
        <draw:custom-shape draw:style-name="gr12" draw:text-style-name="P9" xml:id="id23" draw:id="id23" draw:layer="layout" svg:width="3.463cm" svg:height="3.175cm" svg:x="18.872cm" svg:y="3.991cm">
          <text:p text:style-name="P8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svg:x1="2.731cm" svg:y1="14.601cm" svg:x2="4.179cm" svg:y2="3.775cm" draw:start-shape="id19" draw:start-glue-point="4" draw:end-shape="id17" draw:end-glue-point="8" svg:d="M2731 14601v-5412h1448v-5414" svg:viewBox="0 0 1449 10827">
          <text:p/>
        </draw:connector>
        <draw:connector draw:style-name="gr13" draw:text-style-name="P12" draw:layer="layout" svg:x1="8.431cm" svg:y1="14.602cm" svg:x2="4.179cm" svg:y2="3.775cm" draw:start-shape="id20" draw:start-glue-point="4" draw:end-shape="id17" draw:end-glue-point="8" svg:d="M8431 14602v-5413h-4252v-5414" svg:viewBox="0 0 4253 10828">
          <text:p/>
        </draw:connector>
        <draw:connector draw:style-name="gr13" draw:text-style-name="P12" draw:layer="layout" svg:x1="14.03cm" svg:y1="14.602cm" svg:x2="4.179cm" svg:y2="3.775cm" draw:start-shape="id21" draw:end-shape="id17" draw:end-glue-point="8" svg:d="M14030 14602v-5413h-9851v-5414" svg:viewBox="0 0 9852 10828">
          <text:p/>
        </draw:connector>
        <draw:line draw:style-name="gr14" draw:text-style-name="P7" draw:layer="layout" svg:x1="4.191cm" svg:y1="4.699cm" svg:x2="18.923cm" svg:y2="4.826cm">
          <text:p/>
        </draw:line>
        <draw:connector draw:style-name="gr9" draw:text-style-name="P7" draw:layer="layout" draw:type="line" svg:x1="15.635cm" svg:y1="2.667cm" svg:x2="15.51cm" svg:y2="11.283cm" draw:start-shape="id18" draw:start-glue-point="2" draw:end-shape="id22" draw:end-glue-point="0" svg:d="M15635 2667l-125 8616" svg:viewBox="0 0 126 8617">
          <text:p/>
        </draw:connector>
        <draw:connector draw:style-name="gr9" draw:text-style-name="P7" draw:layer="layout" draw:type="line" svg:x1="15.601cm" svg:y1="6.164cm" svg:x2="18.866cm" svg:y2="6.162cm" svg:d="M15601 6164l3265-2" svg:viewBox="0 0 3266 3">
          <text:p/>
        </draw:connector>
        <draw:connector draw:style-name="gr9" draw:text-style-name="P7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6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6" xml:id="id18" draw:id="id18" draw:layer="layout" svg:width="0.671cm" svg:height="0.688cm" svg:x="15.3cm" svg:y="1.9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6" xml:id="id22" draw:id="id22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0" draw:text-style-name="P7" draw:layer="layout" svg:x1="24.638cm" svg:y1="18.161cm" svg:x2="24.638cm" svg:y2="1.524cm">
          <text:p/>
        </draw:line>
        <draw:frame draw:style-name="gr15" draw:text-style-name="P6" draw:layer="layout" svg:width="0.845cm" svg:height="0.878cm" svg:x="27.421cm" svg:y="12.9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9" draw:text-style-name="P7" draw:layer="layout" svg:x1="24.384cm" svg:y1="5.615cm" svg:x2="26.797cm" svg:y2="5.615cm">
          <text:p/>
        </draw:line>
        <draw:connector draw:style-name="gr9" draw:text-style-name="P7" draw:layer="layout" draw:type="line" svg:x1="28.487cm" svg:y1="13.978cm" svg:x2="28.494cm" svg:y2="7.239cm" draw:start-shape="id16" draw:start-glue-point="0" draw:end-shape="id25" draw:end-glue-point="8" svg:d="M28487 13978l7-6739" svg:viewBox="0 0 8 6740">
          <text:p/>
        </draw:connector>
        <draw:frame draw:style-name="gr11" draw:text-style-name="P11" draw:layer="layout" svg:width="4.409cm" svg:height="1.673cm" svg:x="24.629cm" svg:y="1.649cm">
          <draw:text-box>
            <text:p>External task</text:p>
          </draw:text-box>
        </draw:frame>
        <draw:frame draw:style-name="gr15" draw:text-style-name="P6" xml:id="id26" draw:id="id26" draw:layer="layout" svg:width="1.903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9" draw:text-style-name="P7" draw:layer="layout" draw:type="line" svg:x1="31.496cm" svg:y1="5.646cm" svg:x2="30.226cm" svg:y2="5.652cm" draw:start-shape="id26" draw:start-glue-point="3" draw:end-shape="id25" draw:end-glue-point="10" svg:d="M31496 5646l-1270 6" svg:viewBox="0 0 1271 7">
          <text:p/>
        </draw:connector>
        <draw:custom-shape draw:style-name="gr16" draw:text-style-name="P13" xml:id="id25" draw:id="id25" draw:layer="layout" svg:width="3.463cm" svg:height="3.175cm" svg:x="26.763cm" svg:y="4.064cm">
          <text:p text:style-name="P8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1T20:09:54.761641516</dc:date>
    <meta:editing-duration>PT2H10M13S</meta:editing-duration>
    <meta:editing-cycles>23</meta:editing-cycles>
    <meta:generator>LibreOffice/6.4.7.2$Linux_X86_64 LibreOffice_project/4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

<file path=Object 5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ideal</mi>
      </mrow>
    </msub>
    <annotation encoding="StarMath 5.0">Y _{t, ideal
}</annotation>
  </semantics>
</math>
</file>